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Heading_20_1">
      <style:paragraph-properties fo:break-before="page"/>
    </style:style>
    <style:style style:name="P10" style:family="paragraph" style:parent-style-name="Heading_20_1">
      <style:paragraph-properties fo:text-align="center" style:justify-single-word="false" fo:break-before="page"/>
    </style:style>
    <style:style style:name="P11" style:family="paragraph" style:parent-style-name="Heading_20_2">
      <style:paragraph-properties fo:break-before="page"/>
    </style:style>
    <style:style style:name="P12" style:family="paragraph" style:parent-style-name="Quotations" style:list-style-name="L1">
      <style:paragraph-properties fo:margin-left="0cm" fo:margin-right="1cm" fo:margin-top="0cm" fo:margin-bottom="0cm" fo:text-indent="0cm" style:auto-text-indent="false"/>
    </style:style>
    <style:style style:name="P13"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0"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9"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9"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P9"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
      <text:h text:style-name="P11"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Quotations"><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2"><text:span text:style-name="Teletype">"BRISK"</text:span> – <text:a xlink:type="simple" xlink:href="http://docs.opencv.org/modules/features2d/doc/feature_detection_and_description.html#BRISK%20:%20public%20Feature2D"><text:span text:style-name="Teletype">BRISK</text:span></text:a> </text:p>
          <text:p text:style-name="P12"><text:span text:style-name="Teletype">"ORB"</text:span> – <text:a xlink:type="simple" xlink:href="http://docs.opencv.org/modules/features2d/doc/feature_detection_and_description.html#ORB%20:%20public%20Feature2D"><text:span text:style-name="Teletype">ORB</text:span></text:a> </text:p>
          <text:p text:style-name="P13"><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22T14:14:46</dc:date>
    <dc:creator>Daniel Veysseire</dc:creator>
    <meta:editing-duration>P11DT12H27M47S</meta:editing-duration>
    <meta:editing-cycles>128</meta:editing-cycles>
    <meta:generator>LibreOffice/3.5$Linux_X86_64 LibreOffice_project/350m1$Build-2</meta:generator>
    <meta:document-statistic meta:table-count="1" meta:image-count="2" meta:object-count="0" meta:page-count="13" meta:paragraph-count="245" meta:word-count="1577" meta:character-count="11315" meta:non-whitespace-character-count="9948"/>
  </office:meta>
</office:document-meta>
</file>